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modèles-rcos"/>Modèles RCOS<text:bookmark-end text:name="modèles-rcos"/></text:h>
      <text:list text:style-name="L1">
        <text:list-item>
          <text:p text:style-name="P1"><text:span text:style-name="T1">Généré:</text:span> 2026-04-29</text:p>
        </text:list-item>
        <text:list-item>
          <text:p text:style-name="P1"><text:span text:style-name="T1">Source (version la plus récente):</text:span> <text:a xlink:type="simple" xlink:href="https://blueprint.ecohubs.community/fr/articles/rcos-templates" office:name=""><text:span text:style-name="Definition"><text:a xlink:type="simple" xlink:href="https://blueprint.ecohubs.community/fr/articles/rcos-templates" office:name=""><text:span text:style-name="Definition">https://blueprint.ecohubs.community/fr/articles/rcos-templates</text:span></text:a></text:span></text:a></text:p>
        </text:list-item>
      </text:list>
      <text:p text:style-name="First_20_paragraph">Ce paquet contient tous les modèles RCOS, prêts à être copiés et adaptés à votre communauté.</text:p>
      <text:p text:style-name="Text_20_body">Chaque modèle inclut un bloc de justification (pourquoi la section existe) et des instructions (comment la remplir).</text:p>
      <text:h text:style-name="Heading_20_2" text:outline-level="2"><text:bookmark-start text:name="modèles"/>Modèles<text:bookmark-end text:name="modèle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Registre des contraintes d'identité</text:span></text:a></text:p>
        </text:list-item>
        <text:list-item>
          <text:p text:style-name="P2"><text:a xlink:type="simple" xlink:href="../layer-0/invariants-register.md" office:name=""><text:span text:style-name="Definition">Registre des invariants</text:span></text:a></text:p>
        </text:list-item>
        <text:list-item>
          <text:p text:style-name="P2"><text:a xlink:type="simple" xlink:href="../layer-0/purpose-charter.md" office:name=""><text:span text:style-name="Definition">Charte de raison d'être</text:span></text:a></text:p>
        </text:list-item>
        <text:list-item>
          <text:p text:style-name="P2"><text:a xlink:type="simple" xlink:href="../layer-0/scope-declaration.md" office:name=""><text:span text:style-name="Definition">Déclaration de périmètre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Protocole de sortie et de séparation</text:span></text:a></text:p>
        </text:list-item>
        <text:list-item>
          <text:p text:style-name="P3"><text:a xlink:type="simple" xlink:href="../layer-1/membership-agreement.md" office:name=""><text:span text:style-name="Definition">Accord d'adhésion</text:span></text:a></text:p>
        </text:list-item>
        <text:list-item>
          <text:p text:style-name="P3"><text:a xlink:type="simple" xlink:href="../layer-1/membership-state-registry.md" office:name=""><text:span text:style-name="Definition">Registre des états de membre</text:span></text:a></text:p>
        </text:list-item>
        <text:list-item>
          <text:p text:style-name="P3"><text:a xlink:type="simple" xlink:href="../layer-1/onboarding-protocol.md" office:name=""><text:span text:style-name="Definition">Protocole d'intégration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Registre des autorités</text:span></text:a></text:p>
        </text:list-item>
        <text:list-item>
          <text:p text:style-name="P4"><text:a xlink:type="simple" xlink:href="../layer-2/decision-matrix.md" office:name=""><text:span text:style-name="Definition">Matrice de décision</text:span></text:a></text:p>
        </text:list-item>
        <text:list-item>
          <text:p text:style-name="P4"><text:a xlink:type="simple" xlink:href="../layer-2/governance-protocol.md" office:name=""><text:span text:style-name="Definition">Protocole de gouvernance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Protocole d'économie interne</text:span></text:a></text:p>
        </text:list-item>
        <text:list-item>
          <text:p text:style-name="P5"><text:a xlink:type="simple" xlink:href="../layer-3/treasury-ruleset.md" office:name=""><text:span text:style-name="Definition">Règles de trésorerie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Protocole de responsabilisation</text:span></text:a></text:p>
        </text:list-item>
        <text:list-item>
          <text:p text:style-name="P6"><text:a xlink:type="simple" xlink:href="../layer-4/conflict-resolution-ladder.md" office:name=""><text:span text:style-name="Definition">Échelle de résolution des conflits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Modèles de réunion</text:span></text:a></text:p>
        </text:list-item>
        <text:list-item>
          <text:p text:style-name="P7"><text:a xlink:type="simple" xlink:href="../layer-5/operations-manual.md" office:name=""><text:span text:style-name="Definition">Manuel opérationnel</text:span></text:a></text:p>
        </text:list-item>
        <text:list-item>
          <text:p text:style-name="P7"><text:a xlink:type="simple" xlink:href="../layer-5/role-registry.md" office:name=""><text:span text:style-name="Definition">Registre des rôles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Protocole de changement</text:span></text:a></text:p>
        </text:list-item>
        <text:list-item>
          <text:p text:style-name="P8"><text:a xlink:type="simple" xlink:href="../layer-6/experiment-template.md" office:name=""><text:span text:style-name="Definition">Modèle d'expérimentation</text:span></text:a></text:p>
        </text:list-item>
        <text:list-item>
          <text:p text:style-name="P8"><text:a xlink:type="simple" xlink:href="../layer-6/learning-log.md" office:name=""><text:span text:style-name="Definition">Journal d'apprentissage</text:span></text:a></text:p>
        </text:list-item>
        <text:list-item>
          <text:p text:style-name="P8"><text:a xlink:type="simple" xlink:href="../layer-6/version-history.md" office:name=""><text:span text:style-name="Definition">Historique des versions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9Z</meta:creation-date>
    <dc:date>2026-04-29T01:58:29Z</dc:date>
    <meta:user-defined meta:name="title-meta" meta:value-type="string">Modèles RCOS</meta:user-defined>
  </office:meta>
</office:document-meta>
</file>